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7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7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7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7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complex="Arial" style:font-family-generic-complex="swiss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2c3c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0" draw:master-page-name="Master1-Layout1-title-Titeldia" presentation:presentation-page-layout-name="Master1-PPL1" draw:id="Slide-256">
        <draw:frame draw:id="id282" presentation:style-name="a689" draw:name="Titel 1" svg:x="1.64815in" svg:y="2.62963in" svg:width="8.49402in" svg:height="1.80042in" presentation:class="title" presentation:placeholder="false">
          <draw:text-box>
            <text:p text:style-name="a688" text:class-names="" text:cond-style-name=""><text:span text:style-name="a681" text:class-names="">Wat</text:span><text:span text:style-name="a682" text:class-names=""><text:s text:c="1"/></text:span><text:span text:style-name="a683" text:class-names="">is</text:span><text:span text:style-name="a684" text:class-names=""><text:s text:c="1"/></text:span><text:span text:style-name="a685" text:class-names="">Data<text:s text:c="1"/></text:span><text:span text:style-name="a686" text:class-names="">Science</text:span><text:span text:style-name="a687" text:class-names=""/></text:p>
          </draw:text-box>
          <svg:title/>
          <svg:desc/>
        </draw:frame>
        <draw:frame draw:id="id283" presentation:style-name="a698" draw:name="Ondertitel 2" svg:x="1.64815in" svg:y="4.43004in" svg:width="8.49402in" svg:height="1.19958in" presentation:class="subtitle" presentation:placeholder="false">
          <draw:text-box>
            <text:p text:style-name="a691" text:class-names="" text:cond-style-name=""><text:span text:style-name="a690" text:class-names="">Inzichten krijgen in data</text:span></text:p>
            <text:p text:style-name="a693" text:class-names="" text:cond-style-name=""><text:span text:style-name="a692" text:class-names="">Wiskunde/statistiek, programmeren, organisatiekennis</text:span></text:p>
            <text:p text:style-name="a695" text:class-names="" text:cond-style-name=""><text:span text:style-name="a694" text:class-names="">Datawetenschap is een concept om statistieken, data-analyse en aanverwante methoden te verenigen.</text:span></text:p>
            <text:p text:style-name="a697" text:class-names="" text:cond-style-name=""><text:span text:style-name="a696" text:class-names="">Verwerken en analyseren van grote hoeveelheden data</text:span></text:p>
          </draw:text-box>
          <svg:title/>
          <svg:desc/>
        </draw:frame>
      </draw:page>
      <draw:page draw:name="Slide2" draw:style-name="a699" draw:master-page-name="Master1-Layout1-title-Titeldia" presentation:presentation-page-layout-name="Master1-PPL1" draw:id="Slide-257">
        <draw:frame draw:id="id284" presentation:style-name="a704" draw:name="Titel 1" svg:x="1.64815in" svg:y="2.62963in" svg:width="8.49402in" svg:height="1.80042in" presentation:class="title" presentation:placeholder="false">
          <draw:text-box>
            <text:p text:style-name="a703" text:class-names="" text:cond-style-name=""><text:span text:style-name="a700" text:class-names="">Wat doet een Data<text:s text:c="1"/></text:span><text:span text:style-name="a701" text:class-names="">Scientist</text:span><text:span text:style-name="a702" text:class-names=""/></text:p>
          </draw:text-box>
          <svg:title/>
          <svg:desc/>
        </draw:frame>
        <draw:frame draw:id="id285" presentation:style-name="a757" draw:name="Ondertitel 2" svg:x="1.64815in" svg:y="4.43004in" svg:width="8.49402in" svg:height="1.19958in" presentation:class="subtitle" presentation:placeholder="false">
          <draw:text-box>
            <text:p text:style-name="a756" text:class-names="" text:cond-style-name=""><text:span text:style-name="a705" text:class-names="">Een</text:span><text:span text:style-name="a706" text:class-names=""><text:s text:c="1"/>data<text:s text:c="1"/></text:span><text:span text:style-name="a707" text:class-names="">scienentist</text:span><text:span text:style-name="a708" text:class-names=""><text:s text:c="1"/></text:span><text:span text:style-name="a709" text:class-names="">zoekt</text:span><text:span text:style-name="a710" text:class-names=""><text:s text:c="1"/></text:span><text:span text:style-name="a711" text:class-names="">uit</text:span><text:span text:style-name="a712" text:class-names=""><text:s text:c="1"/></text:span><text:span text:style-name="a713" text:class-names="">welke</text:span><text:span text:style-name="a714" text:class-names=""><text:s text:c="1"/></text:span><text:span text:style-name="a715" text:class-names="">vragen</text:span><text:span text:style-name="a716" text:class-names=""><text:s text:c="1"/></text:span><text:span text:style-name="a717" text:class-names="">beantwoord</text:span><text:span text:style-name="a718" text:class-names=""><text:s text:c="1"/></text:span><text:span text:style-name="a719" text:class-names="">moeten</text:span><text:span text:style-name="a720" text:class-names=""><text:s text:c="1"/></text:span><text:span text:style-name="a721" text:class-names="">worden</text:span><text:span text:style-name="a722" text:class-names=""><text:s text:c="1"/></text:span><text:span text:style-name="a723" text:class-names="">en</text:span><text:span text:style-name="a724" text:class-names=""><text:s text:c="1"/>hoe je<text:s text:c="1"/></text:span><text:span text:style-name="a725" text:class-names="">dat</text:span><text:span text:style-name="a726" text:class-names=""><text:s text:c="1"/></text:span><text:span text:style-name="a727" text:class-names="">kan</text:span><text:span text:style-name="a728" text:class-names=""><text:s text:c="1"/></text:span><text:span text:style-name="a729" text:class-names="">doen</text:span><text:span text:style-name="a730" text:class-names=""><text:s text:c="1"/>met de<text:s text:c="1"/></text:span><text:span text:style-name="a731" text:class-names="">beschikbare</text:span><text:span text:style-name="a732" text:class-names=""><text:s text:c="1"/>data of<text:s text:c="1"/></text:span><text:span text:style-name="a733" text:class-names="">waar</text:span><text:span text:style-name="a734" text:class-names=""><text:s text:c="1"/>je<text:s text:c="1"/></text:span><text:span text:style-name="a735" text:class-names="">eventuele</text:span><text:span text:style-name="a736" text:class-names=""><text:s text:c="1"/></text:span><text:span text:style-name="a737" text:class-names="">geschikte</text:span><text:span text:style-name="a738" text:class-names=""><text:s text:c="1"/>data<text:s text:c="1"/></text:span><text:span text:style-name="a739" text:class-names="">kan</text:span><text:span text:style-name="a740" text:class-names=""><text:s text:c="1"/></text:span><text:span text:style-name="a741" text:class-names="">vinden</text:span><text:span text:style-name="a742" text:class-names="">.<text:s text:c="1"/></text:span><text:span text:style-name="a743" text:class-names="">Daar</text:span><text:span text:style-name="a744" text:class-names=""><text:s text:c="1"/></text:span><text:span text:style-name="a745" text:class-names="">maak</text:span><text:span text:style-name="a746" text:class-names=""><text:s text:c="1"/>je dan<text:s text:c="1"/></text:span><text:span text:style-name="a747" text:class-names="">als</text:span><text:span text:style-name="a748" text:class-names=""><text:s text:c="1"/>data scientist<text:s text:c="1"/></text:span><text:span text:style-name="a749" text:class-names="">een</text:span><text:span text:style-name="a750" text:class-names=""><text:s text:c="1"/></text:span><text:span text:style-name="a751" text:class-names="">oplossing</text:span><text:span text:style-name="a752" text:class-names=""><text:s text:c="1"/></text:span><text:span text:style-name="a753" text:class-names="">voor</text:span><text:span text:style-name="a754" text:class-names="">.</text:span><text:span text:style-name="a755" text:class-names=""/></text:p>
          </draw:text-box>
          <svg:title/>
          <svg:desc/>
        </draw:frame>
      </draw:page>
      <draw:page draw:name="Slide4" draw:style-name="a758" draw:master-page-name="Master1-Layout5-twoTxTwoObj-Vergelijking" presentation:presentation-page-layout-name="Master1-PPL5" draw:id="Slide-259">
        <draw:frame draw:id="id286" presentation:style-name="a762" draw:name="Titel 1" svg:x="0.74074in" svg:y="0.66667in" svg:width="9.40143in" svg:height="1.44444in" presentation:class="title" presentation:placeholder="false">
          <draw:text-box>
            <text:p text:style-name="a761" text:class-names="" text:cond-style-name=""><text:span text:style-name="a759" text:class-names="">Verschil</text:span><text:span text:style-name="a760" text:class-names=""/></text:p>
          </draw:text-box>
          <svg:title/>
          <svg:desc/>
        </draw:frame>
        <draw:frame draw:id="id287" presentation:style-name="a768" draw:name="Tijdelijke aanduiding voor tekst 2" svg:x="0.739in" svg:y="2.36328in" svg:width="4.57745in" svg:height="0.63021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3" text:class-names="">Data<text:s text:c="1"/></text:span><text:span text:style-name="a764" text:class-names="">science</text:span><text:span text:style-name="a765" text:class-names=""/></text:p>
              </text:list-item>
            </text:list>
          </draw:text-box>
          <svg:title/>
          <svg:desc/>
        </draw:frame>
        <draw:frame draw:id="id288" presentation:style-name="a779" draw:name="Tijdelijke aanduiding voor inhoud 3" svg:x="0.739in" svg:y="2.99349in" svg:width="4.57745in" svg:height="3.61343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Data analyseren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Voorspelling maken met analyses</text:span></text:p>
              </text:list-item>
            </text:list>
            <text:list text:style-name="a778">
              <text:list-item>
                <text:p text:style-name="a777" text:class-names="" text:cond-style-name=""><text:span text:style-name="a775" text:class-names="">Relaties vinden in data</text:span><text:span text:style-name="a776" text:class-names=""/></text:p>
              </text:list-item>
            </text:list>
          </draw:text-box>
          <svg:title/>
          <svg:desc/>
        </draw:frame>
        <draw:frame draw:id="id289" presentation:style-name="a784" draw:name="Tijdelijke aanduiding voor tekst 4" svg:x="5.56472in" svg:y="2.36328in" svg:width="4.57745in" svg:height="0.63021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0" text:class-names="">Business intelligence</text:span><text:span text:style-name="a781" text:class-names=""/></text:p>
              </text:list-item>
            </text:list>
          </draw:text-box>
          <svg:title/>
          <svg:desc/>
        </draw:frame>
        <draw:frame draw:id="id290" presentation:style-name="a804" draw:name="Tijdelijke aanduiding voor inhoud 5" svg:x="5.56472in" svg:y="2.99349in" svg:width="4.57745in" svg:height="3.61343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Data inzien</text:span></text:p>
              </text:list-item>
            </text:list>
            <text:list text:style-name="a799">
              <text:list-item>
                <text:p text:style-name="a798" text:class-names="" text:cond-style-name=""><text:span text:style-name="a788" text:class-names="">Keuzes op</text:span><text:span text:style-name="a789" text:class-names=""><text:s text:c="1"/></text:span><text:span text:style-name="a790" text:class-names="">basis</text:span><text:span text:style-name="a791" text:class-names=""><text:s text:c="1"/></text:span><text:span text:style-name="a792" text:class-names="">van</text:span><text:span text:style-name="a793" text:class-names=""><text:s text:c="1"/></text:span><text:span text:style-name="a794" text:class-names="">die</text:span><text:span text:style-name="a795" text:class-names=""><text:s text:c="1"/></text:span><text:span text:style-name="a796" text:class-names="">data</text:span><text:span text:style-name="a797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Statistieken van die data maken</text:span><text:span text:style-name="a8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en objec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ekop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Inhoud van twe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elijking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Alleen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g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oud met bij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Afbeelding met bij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en bijschrift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eraat met bijschrift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amkaartj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Offerte naamkaartj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ar of onwaar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en verticale teks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e titel en teks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1042in" svg:stroke-color="#262626" svg:stroke-opacity="100%" svg:stroke-linecap="round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262626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solid" draw:fill-color="#90c226" draw:opacity="30%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20%" draw:stroke="none"/>
    </style:style>
    <style:style style:family="graphic" style:name="a674">
      <style:graphic-properties draw:fill="solid" draw:fill-color="#54a021" draw:opacity="72%" draw:stroke="none"/>
    </style:style>
    <style:style style:family="graphic" style:name="a675">
      <style:graphic-properties draw:fill="solid" draw:fill-color="#3f7819" draw:opacity="70%" draw:stroke="none"/>
    </style:style>
    <style:style style:family="graphic" style:name="a676">
      <style:graphic-properties draw:fill="solid" draw:fill-color="#c0e474" draw:opacity="70%" draw:stroke="none"/>
    </style:style>
    <style:style style:family="graphic" style:name="a677">
      <style:graphic-properties draw:fill="solid" draw:fill-color="#90c226" draw:opacity="65%" draw:stroke="none"/>
    </style:style>
    <style:style style:family="graphic" style:name="a678">
      <style:graphic-properties draw:fill="solid" draw:fill-color="#90c226" draw:opacity="80%" draw:stroke="none"/>
    </style:style>
    <style:style style:family="graphic" style:name="a679">
      <style:graphic-properties draw:fill="solid" draw:fill-color="#90c226" draw:opacity="85%" draw:stroke="non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042in" svg:stroke-color="#262626" svg:stroke-opacity="100%" svg:stroke-linecap="round"/>
    </style:style>
    <style:style style:family="graphic" style:name="a476">
      <style:graphic-properties draw:fill="none" draw:stroke="solid" svg:stroke-width="0.01042in" svg:stroke-color="#262626" svg:stroke-opacity="100%" svg:stroke-linecap="round"/>
    </style:style>
    <style:style style:family="graphic" style:name="a477">
      <style:graphic-properties draw:fill="solid" draw:fill-color="#90c226" draw:opacity="30%" draw:stroke="none"/>
    </style:style>
    <style:style style:family="graphic" style:name="a478">
      <style:graphic-properties draw:fill="solid" draw:fill-color="#90c226" draw:opacity="20%" draw:stroke="none"/>
    </style:style>
    <style:style style:family="graphic" style:name="a479">
      <style:graphic-properties draw:fill="solid" draw:fill-color="#54a021" draw:opacity="72%" draw:stroke="non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3f7819" draw:opacity="70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c0e474" draw:opacity="70%" draw:stroke="non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90c226" draw:opacity="65%" draw:stroke="none"/>
    </style:style>
    <style:style style:family="graphic" style:name="a483">
      <style:graphic-properties draw:fill="solid" draw:fill-color="#90c226" draw:opacity="80%" draw:stroke="none"/>
    </style:style>
    <style:style style:family="graphic" style:name="a484">
      <style:graphic-properties draw:fill="solid" draw:fill-color="#90c226" draw:opacity="85%" draw:stroke="none"/>
    </style:style>
    <style:style style:family="drawing-page" style:name="a48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262626" svg:stroke-opacity="100%" svg:stroke-linecap="round"/>
    </style:style>
    <style:style style:family="graphic" style:name="a271">
      <style:graphic-properties draw:fill="none" draw:stroke="solid" svg:stroke-width="0.01042in" svg:stroke-color="#262626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solid" draw:fill-color="#90c226" draw:opacity="85%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none" draw:stroke="solid" svg:stroke-width="0.01042in" svg:stroke-color="#262626" svg:stroke-opacity="100%" svg:stroke-linecap="round"/>
    </style:style>
    <style:style style:family="graphic" style:name="a507">
      <style:graphic-properties draw:fill="none" draw:stroke="solid" svg:stroke-width="0.01042in" svg:stroke-color="#262626" svg:stroke-opacity="100%" svg:stroke-linecap="round"/>
    </style:style>
    <style:style style:family="graphic" style:name="a508">
      <style:graphic-properties draw:fill="solid" draw:fill-color="#90c226" draw:opacity="30%" draw:stroke="none"/>
    </style:style>
    <style:style style:family="graphic" style:name="a509">
      <style:graphic-properties draw:fill="solid" draw:fill-color="#90c226" draw:opacity="20%" draw:stroke="none"/>
    </style:style>
    <style:style style:family="drawing-page" style:name="a0">
      <style:drawing-page-properties draw:fill="solid" draw:fill-color="#2c3c4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54a021" draw:opacity="72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3f7819" draw:opacity="70%" draw:stroke="none"/>
    </style:style>
    <style:style style:family="graphic" style:name="a512">
      <style:graphic-properties draw:fill="solid" draw:fill-color="#c0e474" draw:opacity="70%" draw:stroke="none"/>
    </style:style>
    <style:style style:family="graphic" style:name="a513">
      <style:graphic-properties draw:fill="solid" draw:fill-color="#90c226" draw:opacity="65%" draw:stroke="none"/>
    </style:style>
    <style:style style:family="graphic" style:name="a514">
      <style:graphic-properties draw:fill="solid" draw:fill-color="#90c226" draw:opacity="80%" draw:stroke="none"/>
    </style:style>
    <style:style style:family="graphic" style:name="a515">
      <style:graphic-properties draw:fill="solid" draw:fill-color="#90c226" draw:opacity="85%" draw:stroke="none"/>
    </style:style>
    <style:style style:family="drawing-page" style:name="a516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262626" svg:stroke-opacity="100%" svg:stroke-linecap="round"/>
    </style:style>
    <style:style style:family="graphic" style:name="a298">
      <style:graphic-properties draw:fill="none" draw:stroke="solid" svg:stroke-width="0.01042in" svg:stroke-color="#262626" svg:stroke-opacity="100%" svg:stroke-linecap="round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solid" draw:fill-color="#90c226" draw:opacity="30%" draw:stroke="none"/>
    </style:style>
    <style:style style:family="paragraph" style:name="a5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graphic" style:name="a306">
      <style:graphic-properties draw:fill="solid" draw:fill-color="#90c226" draw:opacity="85%" draw:stroke="non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1042in" svg:stroke-color="#262626" svg:stroke-opacity="100%" svg:stroke-linecap="round"/>
    </style:style>
    <style:style style:family="graphic" style:name="a548">
      <style:graphic-properties draw:fill="none" draw:stroke="solid" svg:stroke-width="0.01042in" svg:stroke-color="#262626" svg:stroke-opacity="100%" svg:stroke-linecap="round"/>
    </style:style>
    <style:style style:family="graphic" style:name="a549">
      <style:graphic-properties draw:fill="solid" draw:fill-color="#90c226" draw:opacity="30%" draw:stroke="none"/>
    </style:style>
    <style:style style:family="graphic" style:name="a320">
      <style:graphic-properties draw:fill="none" draw:stroke="solid" svg:stroke-width="0.01042in" svg:stroke-color="#262626" svg:stroke-opacity="100%" svg:stroke-linecap="round"/>
    </style:style>
    <style:style style:family="graphic" style:name="a321">
      <style:graphic-properties draw:fill="none" draw:stroke="solid" svg:stroke-width="0.01042in" svg:stroke-color="#262626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2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54a021" draw:opacity="72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3f7819" draw:opacity="70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c0e474" draw:opacity="70%" draw:stroke="none"/>
    </style:style>
    <style:style style:family="graphic" style:name="a554">
      <style:graphic-properties draw:fill="solid" draw:fill-color="#90c226" draw:opacity="65%" draw:stroke="none"/>
    </style:style>
    <style:style style:family="graphic" style:name="a555">
      <style:graphic-properties draw:fill="solid" draw:fill-color="#90c226" draw:opacity="80%" draw:stroke="none"/>
    </style:style>
    <style:style style:family="graphic" style:name="a556">
      <style:graphic-properties draw:fill="solid" draw:fill-color="#90c226" draw:opacity="85%" draw:stroke="none"/>
    </style:style>
    <style:style style:family="drawing-page" style:name="a557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262626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">
      <style:graphic-properties draw:fill="none" draw:stroke="solid" svg:stroke-width="0.01042in" svg:stroke-color="#262626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1042in" svg:stroke-color="#262626" svg:stroke-opacity="100%" svg:stroke-linecap="round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262626" svg:stroke-opacity="100%" svg:stroke-linecap="round"/>
    </style:style>
    <style:style style:family="graphic" style:name="a584">
      <style:graphic-properties draw:fill="solid" draw:fill-color="#90c226" draw:opacity="30%" draw:stroke="none"/>
    </style:style>
    <style:style style:family="graphic" style:name="a585">
      <style:graphic-properties draw:fill="solid" draw:fill-color="#90c226" draw:opacity="20%" draw:stroke="none"/>
    </style:style>
    <style:style style:family="graphic" style:name="a586">
      <style:graphic-properties draw:fill="solid" draw:fill-color="#54a021" draw:opacity="72%" draw:stroke="none"/>
    </style:style>
    <style:style style:family="graphic" style:name="a587">
      <style:graphic-properties draw:fill="solid" draw:fill-color="#3f7819" draw:opacity="70%" draw:stroke="none"/>
    </style:style>
    <style:style style:family="graphic" style:name="a588">
      <style:graphic-properties draw:fill="solid" draw:fill-color="#c0e474" draw:opacity="70%" draw:stroke="none"/>
    </style:style>
    <style:style style:family="graphic" style:name="a589">
      <style:graphic-properties draw:fill="solid" draw:fill-color="#90c226" draw:opacity="65%" draw:stroke="non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80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5%" draw:stroke="none"/>
    </style:style>
    <style:style style:family="graphic" style:name="a368">
      <style:graphic-properties draw:fill="none" draw:stroke="solid" svg:stroke-width="0.01042in" svg:stroke-color="#262626" svg:stroke-opacity="100%" svg:stroke-linecap="round"/>
    </style:style>
    <style:style style:family="drawing-page" style:name="a59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>
      <style:graphic-properties draw:fill="none" draw:stroke="solid" svg:stroke-width="0.01042in" svg:stroke-color="#262626" svg:stroke-opacity="100%" svg:stroke-linecap="round"/>
    </style:style>
    <style:style style:family="text" style:name="a5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262626" svg:stroke-opacity="100%" svg:stroke-linecap="round"/>
    </style:style>
    <style:style style:family="graphic" style:name="a141">
      <style:graphic-properties draw:fill="none" draw:stroke="solid" svg:stroke-width="0.01042in" svg:stroke-color="#262626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262626" svg:stroke-opacity="100%" svg:stroke-linecap="round"/>
    </style:style>
    <style:style style:family="graphic" style:name="a627">
      <style:graphic-properties draw:fill="none" draw:stroke="solid" svg:stroke-width="0.01042in" svg:stroke-color="#262626" svg:stroke-opacity="100%" svg:stroke-linecap="round"/>
    </style:style>
    <style:style style:family="graphic" style:name="a628">
      <style:graphic-properties draw:fill="solid" draw:fill-color="#90c226" draw:opacity="30%" draw:stroke="none"/>
    </style:style>
    <style:style style:family="graphic" style:name="a629">
      <style:graphic-properties draw:fill="solid" draw:fill-color="#90c226" draw:opacity="2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262626" svg:stroke-opacity="100%" svg:stroke-linecap="round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262626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262626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262626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54a021" draw:opacity="72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3f7819" draw:opacity="70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c0e474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90c226" draw:opacity="65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80%" draw:stroke="none"/>
    </style:style>
    <style:style style:family="graphic" style:name="a635">
      <style:graphic-properties draw:fill="solid" draw:fill-color="#90c226" draw:opacity="85%" draw:stroke="none"/>
    </style:style>
    <style:style style:family="drawing-page" style:name="a636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2c3c4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262626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262626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262626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262626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262626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262626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solid" draw:fill-color="#90c226" draw:opacity="20%" draw:stroke="non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solid" draw:fill-color="#54a021" draw:opacity="72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solid" draw:fill-color="#3f7819" draw:opacity="70%" draw:stroke="non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-2-2022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44">
      <draw:g draw:name="Group 7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Klik om stijl te bewerken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Klikken om de ondertitelstijl van het model te bewerken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2-2-2022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el-en-object" style:page-layout-name="pageLayout1" draw:style-name="a75">
      <draw:g draw:name="Group 7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Klik om stijl te bewerken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Klikken om de tekststijl van het model te bewerke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Tweede niveau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Derde niveau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Vijfde niveau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2-2-2022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Sectiekop" style:page-layout-name="pageLayout1" draw:style-name="a119">
      <draw:g draw:name="Group 7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Klik om stijl te bewerken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2-2-2022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Inhoud-van-twee" style:page-layout-name="pageLayout1" draw:style-name="a150">
      <draw:g draw:name="Group 7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Klik om stijl te bewerken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Klikken om de tekststijl van het model te bewerk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Tweed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Vijfd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Klikken om de tekststijl van het model te bewerk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Tweed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Vijfd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2-2-2022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Vergelijking" style:page-layout-name="pageLayout1" draw:style-name="a211">
      <draw:g draw:name="Group 7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Klik om stijl te bewerken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Klikken om de tekststijl van het model te bewerken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Klikken om de tekststijl van het model te bewerken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Tweede niveau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Vijfde niveau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Klikken om de tekststijl van het model te bewerken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Klikken om de tekststijl van het model te bewerke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Tweede niveau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Vijfde niveau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2-2-2022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Alleen-titel" style:page-layout-name="pageLayout1" draw:style-name="a280">
      <draw:g draw:name="Group 7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Klik om stijl te bewerken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-2-2022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Leeg" style:page-layout-name="pageLayout1" draw:style-name="a307">
      <draw:g draw:name="Group 7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2-2-2022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330">
      <draw:g draw:name="Group 7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Klik om stijl te bewerken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ken om de tekststijl van het model te bewerk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Tweed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Vijfd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Klikken om de tekststijl van het model te bewerken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-2-2022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378">
      <draw:g draw:name="Group 7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Klik om stijl te bewerken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Klik op het pictogram als u een afbeelding wilt toevoegen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Klikken om de tekststijl van het model te bewerken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2-2-2022</text:date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itel-en-bijschrift" style:page-layout-name="pageLayout1" draw:style-name="a413">
      <draw:g draw:name="Group 7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Klik om stijl te bewerken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Klikken om de tekststijl van het model te bewerken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2-2-2022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Citeraat-met-bijschrift" style:page-layout-name="pageLayout1" draw:style-name="a444">
      <draw:g draw:name="Group 7" draw:id="id179">
        <svg:title/>
        <svg:desc/>
        <draw:connector draw:type="line" svg:x1="10.24826in" svg:y1="0in" svg:x2="11.5816in" svg:y2="7.5in" draw:id="id188" draw:layer="Master1-bg" draw:style-name="a475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6" draw:name="Straight Connector 20">
          <svg:title/>
          <svg:desc/>
        </draw:connector>
        <draw:custom-shape svg:x="10.04098in" svg:y="-0.00926in" svg:width="3.28888in" svg:height="7.50926in" draw:id="id190" draw:layer="Master1-bg" draw:style-name="a4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7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Klik om stijl te bewerken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Klikken om de tekststijl van het model te bewerken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Klikken om de tekststijl van het model te bewerken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-2-2022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4" draw:name="TextBox 21" svg:x="9.72552in" svg:y="3.15678in" svg:width="0.66667in" svg:height="0.63952in">
        <draw:text-box>
          <text:p text:style-name="a473" text:class-names="" text:cond-style-name=""><text:span text:style-name="a472" text:class-names="">”</text:span></text:p>
        </draw:text-box>
        <svg:title/>
        <svg:desc/>
      </draw:frame>
    </style:master-page>
    <style:master-page style:name="Master1-Layout12-cust-Naamkaartje" style:page-layout-name="pageLayout1" draw:style-name="a485">
      <draw:g draw:name="Group 7" draw:id="id198">
        <svg:title/>
        <svg:desc/>
        <draw:connector draw:type="line" svg:x1="10.24826in" svg:y1="0in" svg:x2="11.5816in" svg:y2="7.5in" draw:id="id204" draw:layer="Master1-bg" draw:style-name="a506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7" draw:name="Straight Connector 20">
          <svg:title/>
          <svg:desc/>
        </draw:connector>
        <draw:custom-shape svg:x="10.04098in" svg:y="-0.00926in" svg:width="3.28888in" svg:height="7.50926in" draw:id="id206" draw:layer="Master1-bg" draw:style-name="a50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0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89" draw:name="Title 1" svg:x="0.74074in" svg:y="2.11285in" svg:width="9.40143in" svg:height="2.83843in" presentation:class="title" presentation:placeholder="false">
        <draw:text-box>
          <text:p text:style-name="a488" text:class-names="" text:cond-style-name=""><text:span text:style-name="a486" text:class-names="">Klik om stijl te bewerken</text:span><text:span text:style-name="a487" text:class-names=""/></text:p>
        </draw:text-box>
        <svg:title/>
        <svg:desc/>
      </draw:frame>
      <draw:frame draw:id="id200" presentation:style-name="a493" draw:name="Text Placeholder 2" svg:x="0.74074in" svg:y="4.95128in" svg:width="9.40143in" svg:height="1.65564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Klikken om de tekststijl van het model te bewerken</text:span></text:p>
            </text:list-item>
          </text:list>
        </draw:text-box>
        <svg:title/>
        <svg:desc/>
      </draw:frame>
      <draw:frame draw:id="id201" presentation:style-name="a498" draw:name="Date Placeholder 3" svg:x="7.87963in" svg:y="6.60691in" svg:width="0.99731in" svg:height="0.39931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>2-2-2022</text:date></text:span><text:span text:style-name="a496" text:class-names=""/></text:p>
        </draw:text-box>
        <svg:title/>
        <svg:desc/>
      </draw:frame>
      <draw:frame draw:id="id202" presentation:style-name="a501" draw:name="Footer Placeholder 4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203" presentation:style-name="a505" draw:name="Slide Number Placeholder 5" svg:x="9.39486in" svg:y="6.60691in" svg:width="0.74731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</style:master-page>
    <style:master-page style:name="Master1-Layout13-cust-Offerte-naamkaartje" style:page-layout-name="pageLayout1" draw:style-name="a516">
      <draw:g draw:name="Group 7" draw:id="id214">
        <svg:title/>
        <svg:desc/>
        <draw:connector draw:type="line" svg:x1="10.24826in" svg:y1="0in" svg:x2="11.5816in" svg:y2="7.5in" draw:id="id223" draw:layer="Master1-bg" draw:style-name="a547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8" draw:name="Straight Connector 20">
          <svg:title/>
          <svg:desc/>
        </draw:connector>
        <draw:custom-shape svg:x="10.04098in" svg:y="-0.00926in" svg:width="3.28888in" svg:height="7.50926in" draw:id="id225" draw:layer="Master1-bg" draw:style-name="a54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0" draw:name="Title 1" svg:x="1.01852in" svg:y="0.66667in" svg:width="8.85185in" svg:height="3.30556in" presentation:class="title" presentation:placeholder="false">
        <draw:text-box>
          <text:p text:style-name="a519" text:class-names="" text:cond-style-name=""><text:span text:style-name="a517" text:class-names="">Klik om stijl te bewerken</text:span><text:span text:style-name="a518" text:class-names=""/></text:p>
        </draw:text-box>
        <svg:title/>
        <svg:desc/>
      </draw:frame>
      <draw:frame draw:id="id216" presentation:style-name="a524" draw:name="Text Placeholder 9" svg:x="0.74074in" svg:y="4.38889in" svg:width="9.40143in" svg:height="0.5623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Klikken om de tekststijl van het model te bewerken</text:span></text:p>
            </text:list-item>
          </text:list>
        </draw:text-box>
        <svg:title/>
        <svg:desc/>
      </draw:frame>
      <draw:frame draw:id="id217" presentation:style-name="a528" draw:name="Text Placeholder 2" svg:x="0.74074in" svg:y="4.95128in" svg:width="9.40143in" svg:height="1.65564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Klikken om de tekststijl van het model te bewerken</text:span></text:p>
            </text:list-item>
          </text:list>
        </draw:text-box>
        <svg:title/>
        <svg:desc/>
      </draw:frame>
      <draw:frame draw:id="id218" presentation:style-name="a533" draw:name="Date Placeholder 3" svg:x="7.87963in" svg:y="6.60691in" svg:width="0.99731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2-2-2022</text:date></text:span><text:span text:style-name="a531" text:class-names=""/></text:p>
        </draw:text-box>
        <svg:title/>
        <svg:desc/>
      </draw:frame>
      <draw:frame draw:id="id219" presentation:style-name="a536" draw:name="Footer Placeholder 4" svg:x="0.74074in" svg:y="6.60691in" svg:width="6.8871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220" presentation:style-name="a540" draw:name="Slide Number Placeholder 5" svg:x="9.39486in" svg:y="6.60691in" svg:width="0.74731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  <draw:frame draw:id="id221" draw:style-name="a543" draw:name="TextBox 23" svg:x="0.5926in" svg:y="0.86437in" svg:width="0.66667in" svg:height="0.63952in">
        <draw:text-box>
          <text:p text:style-name="a542" text:class-names="" text:cond-style-name=""><text:span text:style-name="a541" text:class-names="">“</text:span></text:p>
        </draw:text-box>
        <svg:title/>
        <svg:desc/>
      </draw:frame>
      <draw:frame draw:id="id222" draw:style-name="a546" draw:name="TextBox 24" svg:x="9.72552in" svg:y="3.15678in" svg:width="0.66667in" svg:height="0.63952in">
        <draw:text-box>
          <text:p text:style-name="a545" text:class-names="" text:cond-style-name=""><text:span text:style-name="a544" text:class-names="">”</text:span></text:p>
        </draw:text-box>
        <svg:title/>
        <svg:desc/>
      </draw:frame>
    </style:master-page>
    <style:master-page style:name="Master1-Layout14-cust-Waar-of-onwaar" style:page-layout-name="pageLayout1" draw:style-name="a557">
      <draw:g draw:name="Group 7" draw:id="id233">
        <svg:title/>
        <svg:desc/>
        <draw:connector draw:type="line" svg:x1="10.24826in" svg:y1="0in" svg:x2="11.5816in" svg:y2="7.5in" draw:id="id240" draw:layer="Master1-bg" draw:style-name="a582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3" draw:name="Straight Connector 20">
          <svg:title/>
          <svg:desc/>
        </draw:connector>
        <draw:custom-shape svg:x="10.04098in" svg:y="-0.00926in" svg:width="3.28888in" svg:height="7.50926in" draw:id="id242" draw:layer="Master1-bg" draw:style-name="a58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8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1" draw:name="Title 1" svg:x="0.75in" svg:y="0.66667in" svg:width="9.39217in" svg:height="3.30556in" presentation:class="title" presentation:placeholder="false">
        <draw:text-box>
          <text:p text:style-name="a560" text:class-names="" text:cond-style-name=""><text:span text:style-name="a558" text:class-names="">Klik om stijl te bewerken</text:span><text:span text:style-name="a559" text:class-names=""/></text:p>
        </draw:text-box>
        <svg:title/>
        <svg:desc/>
      </draw:frame>
      <draw:frame draw:id="id235" presentation:style-name="a565" draw:name="Text Placeholder 9" svg:x="0.74074in" svg:y="4.38889in" svg:width="9.40143in" svg:height="0.56239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Klikken om de tekststijl van het model te bewerken</text:span></text:p>
            </text:list-item>
          </text:list>
        </draw:text-box>
        <svg:title/>
        <svg:desc/>
      </draw:frame>
      <draw:frame draw:id="id236" presentation:style-name="a569" draw:name="Text Placeholder 2" svg:x="0.74074in" svg:y="4.95128in" svg:width="9.40143in" svg:height="1.65564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Klikken om de tekststijl van het model te bewerken</text:span></text:p>
            </text:list-item>
          </text:list>
        </draw:text-box>
        <svg:title/>
        <svg:desc/>
      </draw:frame>
      <draw:frame draw:id="id237" presentation:style-name="a574" draw:name="Date Placeholder 3" svg:x="7.87963in" svg:y="6.60691in" svg:width="0.99731in" svg:height="0.39931in" presentation:class="date-time" presentation:placeholder="false">
        <draw:text-box>
          <text:p text:style-name="a573" text:class-names="" text:cond-style-name=""><text:span text:style-name="a570" text:class-names=""><text:date text:fixed="false" style:data-style-name="a571">2-2-2022</text:date></text:span><text:span text:style-name="a572" text:class-names=""/></text:p>
        </draw:text-box>
        <svg:title/>
        <svg:desc/>
      </draw:frame>
      <draw:frame draw:id="id238" presentation:style-name="a577" draw:name="Footer Placeholder 4" svg:x="0.74074in" svg:y="6.60691in" svg:width="6.88715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239" presentation:style-name="a581" draw:name="Slide Number Placeholder 5" svg:x="9.39486in" svg:y="6.60691in" svg:width="0.74731in" svg:height="0.39931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</draw:text-box>
        <svg:title/>
        <svg:desc/>
      </draw:frame>
    </style:master-page>
    <style:master-page style:name="Master1-Layout15-vertTx-Titel-en-verticale-tekst" style:page-layout-name="pageLayout1" draw:style-name="a592">
      <draw:g draw:name="Group 7" draw:id="id250">
        <svg:title/>
        <svg:desc/>
        <draw:connector draw:type="line" svg:x1="10.24826in" svg:y1="0in" svg:x2="11.5816in" svg:y2="7.5in" draw:id="id256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7" draw:name="Straight Connector 20">
          <svg:title/>
          <svg:desc/>
        </draw:connector>
        <draw:custom-shape svg:x="10.04098in" svg:y="-0.00926in" svg:width="3.28888in" svg:height="7.50926in" draw:id="id258" draw:layer="Master1-bg" draw:style-name="a62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2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6" draw:name="Title 1" svg:x="0.74074in" svg:y="0.66667in" svg:width="9.40143in" svg:height="1.44444in" presentation:class="title" presentation:placeholder="false">
        <draw:text-box>
          <text:p text:style-name="a595" text:class-names="" text:cond-style-name=""><text:span text:style-name="a593" text:class-names="">Klik om stijl te bewerken</text:span><text:span text:style-name="a594" text:class-names=""/></text:p>
        </draw:text-box>
        <svg:title/>
        <svg:desc/>
      </draw:frame>
      <draw:frame draw:id="id252" presentation:style-name="a613" draw:name="Vertical Text Placeholder 2" svg:x="0.74074in" svg:y="2.36285in" svg:width="9.40143in" svg:height="4.24406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Klikken om de tekststijl van het model te bewerken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Tweede niveau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Vijfde niveau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8" draw:name="Date Placeholder 3" svg:x="7.87963in" svg:y="6.60691in" svg:width="0.99731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2-2-2022</text:date></text:span><text:span text:style-name="a616" text:class-names=""/></text:p>
        </draw:text-box>
        <svg:title/>
        <svg:desc/>
      </draw:frame>
      <draw:frame draw:id="id254" presentation:style-name="a621" draw:name="Footer Placeholder 4" svg:x="0.74074in" svg:y="6.60691in" svg:width="6.8871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255" presentation:style-name="a625" draw:name="Slide Number Placeholder 5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</draw:text-box>
        <svg:title/>
        <svg:desc/>
      </draw:frame>
    </style:master-page>
    <style:master-page style:name="Master1-Layout16-vertTitleAndTx-Verticale-titel-en-tekst" style:page-layout-name="pageLayout1" draw:style-name="a636">
      <draw:g draw:name="Group 7" draw:id="id266">
        <svg:title/>
        <svg:desc/>
        <draw:connector draw:type="line" svg:x1="10.24826in" svg:y1="0in" svg:x2="11.5816in" svg:y2="7.5in" draw:id="id272" draw:layer="Master1-bg" draw:style-name="a670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1" draw:name="Straight Connector 20">
          <svg:title/>
          <svg:desc/>
        </draw:connector>
        <draw:custom-shape svg:x="10.04098in" svg:y="-0.00926in" svg:width="3.28888in" svg:height="7.50926in" draw:id="id274" draw:layer="Master1-bg" draw:style-name="a6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7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0" draw:name="Vertical Title 1" svg:x="8.71355in" svg:y="0.66667in" svg:width="1.42688in" svg:height="5.74306in" presentation:class="title" presentation:placeholder="false">
        <draw:text-box>
          <text:p text:style-name="a639" text:class-names="" text:cond-style-name=""><text:span text:style-name="a637" text:class-names="">Klik om stijl te bewerken</text:span><text:span text:style-name="a638" text:class-names=""/></text:p>
        </draw:text-box>
        <svg:title/>
        <svg:desc/>
      </draw:frame>
      <draw:frame draw:id="id268" presentation:style-name="a657" draw:name="Vertical Text Placeholder 2" svg:x="0.74074in" svg:y="0.66667in" svg:width="7.72107in" svg:height="5.74306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ken om de tekststijl van het model te bewerken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Tweede niveau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Vijfde niveau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2" draw:name="Date Placeholder 3" svg:x="7.87963in" svg:y="6.60691in" svg:width="0.99731in" svg:height="0.39931in" presentation:class="date-time" presentation:placeholder="false">
        <draw:text-box>
          <text:p text:style-name="a661" text:class-names="" text:cond-style-name=""><text:span text:style-name="a658" text:class-names=""><text:date text:fixed="false" style:data-style-name="a659">2-2-2022</text:date></text:span><text:span text:style-name="a660" text:class-names=""/></text:p>
        </draw:text-box>
        <svg:title/>
        <svg:desc/>
      </draw:frame>
      <draw:frame draw:id="id270" presentation:style-name="a665" draw:name="Footer Placeholder 4" svg:x="0.74074in" svg:y="6.60691in" svg:width="6.88715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271" presentation:style-name="a669" draw:name="Slide Number Placeholder 5" svg:x="9.39486in" svg:y="6.60691in" svg:width="0.74731in" svg:height="0.39931in" presentation:class="page-number" presentation:placeholder="false">
        <draw:text-box>
          <text:p text:style-name="a668" text:class-names="" text:cond-style-name=""><text:span text:style-name="a666" text:class-names=""><text:page-number style:num-format="1" text:fixed="false"/></text:span><text:span text:style-name="a6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ata Science</dc:title>
    <meta:initial-creator>Bas</meta:initial-creator>
    <dc:creator>Bas Buijsen</dc:creator>
    <meta:creation-date>2022-02-02T08:12:13Z</meta:creation-date>
    <dc:date>2022-02-02T08:46:30Z</dc:date>
    <meta:template xlink:href="Facet" xlink:type="simple"/>
    <meta:editing-cycles>2</meta:editing-cycles>
    <meta:editing-duration>PT1833S</meta:editing-duration>
    <meta:document-statistic meta:paragraph-count="16" meta:word-count="109"/>
  </office:meta>
</office:document-meta>
</file>